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198in"/>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P27"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officeooo:paragraph-rsid="00211f24"/>
    </style:style>
    <style:style style:name="P30"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1"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2"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3"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4"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5"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6"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7"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8"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39"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40"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1"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2"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3"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4"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5"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6" style:family="paragraph" style:parent-style-name="Standard">
      <style:paragraph-properties fo:text-align="start" style:justify-single-word="false"/>
      <style:text-properties officeooo:rsid="0027764b" officeooo:paragraph-rsid="0027764b"/>
    </style:style>
    <style:style style:name="P47"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weight="bold" officeooo:rsid="00404887" officeooo:paragraph-rsid="0039437c" style:font-weight-asian="bold" style:font-weight-complex="bold"/>
    </style:style>
    <style:style style:name="P49" style:family="paragraph" style:parent-style-name="Standard">
      <style:paragraph-properties fo:text-align="start" style:justify-single-word="false"/>
      <style:text-properties fo:font-weight="bold" officeooo:rsid="00416e63" officeooo:paragraph-rsid="00416e63" style:font-weight-asian="bold" style:font-weight-complex="bold"/>
    </style:style>
    <style:style style:name="P50" style:family="paragraph" style:parent-style-name="Standard">
      <style:paragraph-properties style:line-height-at-least="0.198in"/>
      <style:text-properties fo:color="#c586c0" style:font-name="Droid Sans Mono" fo:font-size="10.5pt" fo:font-weight="normal" fo:background-color="#1e1e1e"/>
    </style:style>
    <style:style style:name="P51" style:family="paragraph" style:parent-style-name="Standard">
      <style:paragraph-properties fo:text-align="start" style:justify-single-word="false"/>
      <style:text-properties fo:font-weight="normal" officeooo:rsid="00416e63" officeooo:paragraph-rsid="00416e63" style:font-weight-asian="normal" style:font-weight-complex="normal"/>
    </style:style>
    <style:style style:name="P52" style:family="paragraph" style:parent-style-name="Standard">
      <style:paragraph-properties fo:text-align="start" style:justify-single-word="false"/>
      <style:text-properties officeooo:paragraph-rsid="00416e63"/>
    </style:style>
    <style:style style:name="P53" style:family="paragraph" style:parent-style-name="Text_20_body">
      <style:paragraph-properties fo:text-align="start" style:justify-single-word="false"/>
      <style:text-properties fo:font-weight="normal" officeooo:rsid="00416e63" officeooo:paragraph-rsid="00416e63" style:font-weight-asian="normal" style:font-weight-complex="normal"/>
    </style:style>
    <style:style style:name="P54" style:family="paragraph" style:parent-style-name="Text_20_body" style:list-style-name="L1"/>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officeooo:rsid="001acff5" style:font-weight-asian="bold" style:font-weight-complex="bold"/>
    </style:style>
    <style:style style:name="T6" style:family="text">
      <style:text-properties fo:font-weight="bold" officeooo:rsid="001c0660" style:font-weight-asian="bold" style:font-weight-complex="bold"/>
    </style:style>
    <style:style style:name="T7" style:family="text">
      <style:text-properties fo:font-weight="bold" officeooo:rsid="001e6444" style:font-weight-asian="bold" style:font-weight-complex="bold"/>
    </style:style>
    <style:style style:name="T8" style:family="text">
      <style:text-properties fo:font-weight="bold" officeooo:rsid="00404887" style:font-weight-asian="bold" style:font-weight-complex="bold"/>
    </style:style>
    <style:style style:name="T9" style:family="text">
      <style:text-properties officeooo:rsid="001acff5"/>
    </style:style>
    <style:style style:name="T10" style:family="text">
      <style:text-properties style:font-size-asian="12pt"/>
    </style:style>
    <style:style style:name="T11" style:family="text">
      <style:text-properties fo:font-style="italic" officeooo:rsid="001acff5" style:font-style-asian="italic" style:font-style-complex="italic"/>
    </style:style>
    <style:style style:name="T12" style:family="text">
      <style:text-properties fo:font-style="italic" fo:font-weight="bold" officeooo:rsid="001acff5" style:font-style-asian="italic" style:font-weight-asian="bold" style:font-style-complex="italic" style:font-weight-complex="bold"/>
    </style:style>
    <style:style style:name="T13" style:family="text">
      <style:text-properties officeooo:rsid="001c0660"/>
    </style:style>
    <style:style style:name="T14" style:family="text">
      <style:text-properties officeooo:rsid="001e6444"/>
    </style:style>
    <style:style style:name="T15" style:family="text">
      <style:text-properties officeooo:rsid="001ed7a0"/>
    </style:style>
    <style:style style:name="T16" style:family="text">
      <style:text-properties fo:color="#ce9178"/>
    </style:style>
    <style:style style:name="T1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2" style:family="text">
      <style:text-properties fo:font-size="12pt" fo:font-style="normal" style:font-size-asian="10.5pt" style:font-style-asian="normal" style:font-size-complex="12pt" style:font-style-complex="normal"/>
    </style:style>
    <style:style style:name="T23" style:family="text">
      <style:text-properties fo:font-size="12pt" fo:font-style="normal" officeooo:rsid="00232b0c" style:font-size-asian="10.5pt" style:font-style-asian="normal" style:font-size-complex="12pt" style:font-style-complex="normal"/>
    </style:style>
    <style:style style:name="T24" style:family="text">
      <style:text-properties officeooo:rsid="0029a65d"/>
    </style:style>
    <style:style style:name="T25" style:family="text">
      <style:text-properties fo:font-weight="normal" style:font-weight-asian="normal" style:font-weight-complex="normal"/>
    </style:style>
    <style:style style:name="T26" style:family="text">
      <style:text-properties fo:font-weight="normal" officeooo:rsid="002b0f2a" style:font-weight-asian="normal" style:font-weight-complex="normal"/>
    </style:style>
    <style:style style:name="T27" style:family="text">
      <style:text-properties fo:font-weight="normal" officeooo:rsid="00416e63" style:font-weight-asian="normal" style:font-weight-complex="normal"/>
    </style:style>
    <style:style style:name="T28" style:family="text">
      <style:text-properties officeooo:rsid="002c860c"/>
    </style:style>
    <style:style style:name="T29" style:family="text">
      <style:text-properties officeooo:rsid="0037ede5"/>
    </style:style>
    <style:style style:name="T30" style:family="text">
      <style:text-properties fo:color="#c586c0"/>
    </style:style>
    <style:style style:name="T31" style:family="text">
      <style:text-properties fo:color="#c586c0" fo:font-weight="bold" officeooo:rsid="00404887" style:font-weight-asian="bold" style:font-weight-complex="bold"/>
    </style:style>
    <style:style style:name="T32" style:family="text">
      <style:text-properties fo:color="#6a9955"/>
    </style:style>
    <style:style style:name="T33" style:family="text">
      <style:text-properties fo:color="#6a9955" fo:font-weight="bold" officeooo:rsid="00404887" style:font-weight-asian="bold" style:font-weight-complex="bold"/>
    </style:style>
    <style:style style:name="T34" style:family="text">
      <style:text-properties fo:color="#b5cea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5">https://stackoverflowteams.com/c/42network/questions/1604/1605?newreg=377e07ddd3c546ad86df7acb5c6f7648</text:span></text:a><text:span text:style-name="T25"> </text:span><text:span text:style-name="T26">Makefile tutorial<text:line-break/></text:span></text:p>
      <text:p text:style-name="P10"><text:a xlink:type="simple" xlink:href="http://www.makefiletutorial.com/" text:style-name="Internet_20_link" text:visited-style-name="Visited_20_Internet_20_Link"><text:span text:style-name="T26">www.makefiletutorial.com</text:span></text:a></text:p>
      <text:p text:style-name="P24"/>
      <text:p text:style-name="P10"><text:a xlink:type="simple" xlink:href="https://www.geeksforgeeks.org/what-is-linked-list/" text:style-name="Internet_20_link" text:visited-style-name="Visited_20_Internet_20_Link"><text:span text:style-name="T26">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6">https://42-cursus.gitbook.io/guide/rank-00/libft/bonus-functions/ft_lstdelone</text:span></text:a><text:span text:style-name="T26"><text:line-break/><text:line-break/>http://pulgamecanica.herokuapp.com/posts/makefiles<text:line-break/></text:span><text:line-break/></text:p>
      <text:p text:style-name="P11"/>
      <text:p text:style-name="P11">Makefile:</text:p>
      <text:p text:style-name="P9"/>
      <text:p text:style-name="P16"><text:span text:style-name="T12">Name</text:span><text:span text:style-name="T11"> </text:span><text:span text:style-name="T9">= libft.a – sets the name of the output file</text:span></text:p>
      <text:p text:style-name="P16"/>
      <text:p text:style-name="P16"><text:span text:style-name="T12">SRC</text:span><text:span text:style-name="T5"> </text:span><text:span text:style-name="T9">– contains a list of source files that will be compiled to object files and then linked together to create the static library.</text:span></text:p>
      <text:p text:style-name="P16"/>
      <text:p text:style-name="P16"><text:span text:style-name="T5">CC</text:span><text:span text:style-name="T9"> – Variable to specify the compiler used.</text:span></text:p>
      <text:p text:style-name="P16"/>
      <text:p text:style-name="P17"><text:span text:style-name="T6">OBJ = $(SRC: .c=.o) </text:span><text:span text:style-name="T13">–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6">$(NAME): $(OBJ) – </text:span><text:span text:style-name="T13">This creates a prerequisite $(OBJ) to the target $(NAME). It means that to build the target $(NAME), the prerequisites (in this case, the object files specified in $(OBJ)) must be build first.</text:span></text:p>
      <text:p text:style-name="P17"/>
      <text:p text:style-name="P18"><text:span text:style-name="T6">Ar -rcs $@ $(OBJ) - </text:span><text:span text:style-name="T13"><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pan text:style-name="T7">all: $(NAME) – </text:span><text:span text:style-name="T14">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5">In other words running make all will build the target $NAME.</text:span></text:p>
      <text:p text:style-name="P19"><text:soft-page-break/></text:p>
      <text:p text:style-name="P27"><text:span text:style-name="T1">bonus</text:span>: <text:span text:style-name="T16">$(</text:span><text:span text:style-name="T3">B_OBJ</text:span><text:span text:style-name="T16">)</text:span></text:p>
      <text:p text:style-name="P25">ar -rcs <text:span text:style-name="T16">$(</text:span><text:span text:style-name="T3">NAME</text:span><text:span text:style-name="T16">)</text:span> <text:span text:style-name="T16">$(</text:span><text:span text:style-name="T3">OBJ</text:span><text:span text:style-name="T16">)</text:span></text:p>
      <text:p text:style-name="P19"/>
      <text:p text:style-name="P19"><text:span text:style-name="T15">This defines the target bonus. It has one prerequisite, or depends of, $(B_OBJ). If its after the : than its a prerequisite. The second line is the recipe for the bonus target.</text:span><text:line-break/><text:line-break/></text:p>
      <text:p text:style-name="P6"/>
      <text:p text:style-name="P6"/>
      <text:p text:style-name="P47">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8"/>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0">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text:soft-page-break/></text:p>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29"><text:span text:style-name="T18">The memchr() and memrchr() functions return a pointer to the matching byte or NULL if the character does <text:s/>not <text:s/>occur in the given memory area.<text:line-break/><text:line-break/></text:span><text:span text:style-name="T19">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1">void,</text:span><text:span text:style-name="T19"> because that will point to the correct memory position </text:span><text:span text:style-name="T21">where the character c is present, independently of its signedness</text:span><text:span text:style-name="T19">. </text:span><text:span text:style-name="T20">But we could also cast it as char.</text:span></text:p>
      <text:p text:style-name="P15"/>
      <text:p text:style-name="P46"><text:span text:style-name="T20">A</text:span><text:span text:style-name="T17">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30"><text:span text:style-name="T23">f</text:span><text:span text:style-name="T22">t_memcmp:</text:span></text:p>
      <text:p text:style-name="P5"/>
      <text:p text:style-name="P38">The memcmp() function compares the first n bytes (each interpreted as unsigned char) of the memory areas s1 and s2.</text:p>
      <text:p text:style-name="P38"/>
      <text:p text:style-name="P38">The <text:s/>memcmp() <text:s/>function <text:s/>returns an integer less than, equal to, or greater than zero if the first n bytes of s1 is found, respectively, to be less than, to match, or be greater than the first n bytes of s2.</text:p>
      <text:p text:style-name="P38"/>
      <text:p text:style-name="P38">For a nonzero return value, the sign is determined by the sign of the difference between the first pair of bytes <text:s/>(interpreted <text:s/>as <text:s/>unsigned <text:s/>char) that differ in s1 and s2. </text:p>
      <text:p text:style-name="P38">If n is zero, the return value is zero.</text:p>
      <text:p text:style-name="P38"/>
      <text:p text:style-name="P31">ft_memcpy:</text:p>
      <text:p text:style-name="P31"/>
      <text:p text:style-name="P39">The <text:s/>memcpy() <text:s/>function <text:s/>copies n bytes from memory area src to memory area dest. <text:s/>The memory areas must not overlap. <text:s/>Use memmove(3) if the memory areas do overlap.</text:p>
      <text:p text:style-name="P39"/>
      <text:p text:style-name="P39">The memcpy() function returns a pointer to dest.<text:line-break/><text:line-break/><text:span text:style-name="T24">We should cast the pointers as chars, to ensure that it copies byte by byte being that char has 1 byte (and int for example has 4).</text:span></text:p>
      <text:p text:style-name="P39"/>
      <text:p text:style-name="P32"/>
      <text:p text:style-name="P32"/>
      <text:p text:style-name="P32"/>
      <text:p text:style-name="P32"/>
      <text:p text:style-name="P32"/>
      <text:p text:style-name="P32"><text:soft-page-break/></text:p>
      <text:p text:style-name="P32">ft_memmove:</text:p>
      <text:p text:style-name="P32"/>
      <text:p text:style-name="P40">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40"/>
      <text:p text:style-name="P40">The memmove() function returns a pointer to dest.<text:line-break/><text:line-break/>Usually, you want to copy a piece of information from one place to another.</text:p>
      <text:p text:style-name="P40">So you can use memmove to copy len bytes from src to dst.</text:p>
      <text:p text:style-name="P40">Usually there is no issue if you just copy each byte one by one.</text:p>
      <text:p text:style-name="P40"><text:line-break/>void *memmove(void *dst, const void *src, size_t len);</text:p>
      <text:p text:style-name="P40"><text:line-break/>For example:</text:p>
      <text:p text:style-name="P40">0x0099 = ['H', 'e', 'l', 'l', 'o', '\0',]</text:p>
      <text:p text:style-name="P40">0x0022 = ['w', 'a', 'w', 'a', 'w', 'a', 'w', 'a', '\0']</text:p>
      <text:p text:style-name="P40">execute: memmove(0x0022, 0x0099, 3);</text:p>
      <text:p text:style-name="P40">Will return: <text:s/>0x0022 = ['H', 'e', 'l', 'a', 'w', 'a', 'w', 'a', '\0']</text:p>
      <text:p text:style-name="P40">The process would have been to copy one byte by one, so first you copy H to the place of w then you copy e <text:s/>to the place of a ; etc.<text:line-break/><text:line-break/>The problem rises when you want to copy bytes to memory spaces which conflict:</text:p>
      <text:p text:style-name="P40">For example:</text:p>
      <text:p text:style-name="P40">0x0099 = ['H', 'e', 'l', 'l', 'o', '\0']</text:p>
      <text:p text:style-name="P40">0x0099 + 2 = ['l', 'l', 'o', '\0', ...]</text:p>
      <text:p text:style-name="P40">execute: <text:s/>memmove(0x0099 + 2, 0x0099, 3); <text:s/>[0x0099 + 2 could be like ptr + 2]</text:p>
      <text:p text:style-name="P40">Should return: 0x0099 + 2 = ['H', 'e', 'l', '\0', ...]</text:p>
      <text:p text:style-name="P40">If we repeat the process a big PROBLEM will surge!!!!!!</text:p>
      <text:p text:style-name="P40">So we copy H to the place of l (we start to copy the byte from src to dst)</text:p>
      <text:p text:style-name="P40">After copying it we will have:</text:p>
      <text:p text:style-name="P40">0x0099 = ['H', 'e', 'H', 'l', 'o', '\0'] <text:s/>:warning: <text:s/>LOOK here!!! the memory here also changed!</text:p>
      <text:p text:style-name="P40">0x0099 + 2 = ['H', 'l', 'o', '\0', ...]</text:p>
      <text:p text:style-name="P40">Then we could continue, copy e to the place of l and then we would have:</text:p>
      <text:p text:style-name="P40">0x0099 = ['H', 'e', 'H', 'e', 'o', '\0']</text:p>
      <text:p text:style-name="P40">0x0099 + 2 = ['H', 'e', 'o', '\0', ...]</text:p>
      <text:p text:style-name="P40">And finally for the last and third byte we copy H (WHICH IS WRONG this was overwritten)</text:p>
      <text:p text:style-name="P40">Will produce:</text:p>
      <text:p text:style-name="P40">0x0099 = ['H', 'e', 'H', 'e', 'H', '\0']</text:p>
      <text:p text:style-name="P40">0x0099 + 2 = ['H', 'e', 'H', '\0', ...]</text:p>
      <text:p text:style-name="P40">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40">So basically you have to check if src is &gt; than dst, you do it normally, and if its &lt; then you do it in reverse.</text:p>
      <text:p text:style-name="P40"><text:soft-page-break/></text:p>
      <text:p text:style-name="P33"><text:span text:style-name="T28">f</text:span>t_strchr: </text:p>
      <text:p text:style-name="P33"/>
      <text:p text:style-name="P41">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1"/>
      <text:p text:style-name="P36">ft_strrchr:</text:p>
      <text:p text:style-name="P36"/>
      <text:p text:style-name="P44">The strrchr() function returns a pointer to the last occurrence of the character c in the string s.<text:line-break/></text:p>
      <text:p text:style-name="P44">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1"/>
      <text:p text:style-name="P34">ft_strncmp:</text:p>
      <text:p text:style-name="P34"/>
      <text:p text:style-name="P42">The <text:s/>strcmp() <text:s/>function <text:s/>compares the two strings s1 and s2. <text:s/>The locale is not taken into account (for a locale-aware comparison, see strcoll(3)).</text:p>
      <text:p text:style-name="P42">It returns an integer less than, equal to, or greater than zero if s1 is found, respectively, to be less than, to match, or be greater than s2.</text:p>
      <text:p text:style-name="P42"/>
      <text:p text:style-name="P42">The strncmp() function is similar, except it compares only the first (at most) n bytes of s1 and s2.</text:p>
      <text:p text:style-name="P42"/>
      <text:p text:style-name="P42">The strcmp() and strncmp() functions return an integer less than, equal to, or greater than zero if s1 (or the first n bytes thereof) is found, respectively, to be less than, to match, or be greater than s2.</text:p>
      <text:p text:style-name="P42"/>
      <text:p text:style-name="P35">ft_strnstr:</text:p>
      <text:p text:style-name="P35"/>
      <text:p text:style-name="P43"><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3"/>
      <text:p text:style-name="P43">If little is an empty string, big is returned; if little occurs nowhere in big, NULL is returned; otherwise a pointer to the first character of the first occurrence of little is returned.</text:p>
      <text:p text:style-name="P35"/>
      <text:p text:style-name="P36">ft_tolower / <text:span text:style-name="T29">ft_toupper</text:span>:</text:p>
      <text:p text:style-name="P36"/>
      <text:p text:style-name="P44">If c is an uppercase letter, tolower() returns its lowercase equivalent, if a lowercase representation exists in the current locale. <text:s/>Otherwise, it returns c.</text:p>
      <text:p text:style-name="P43"/>
      <text:p text:style-name="P43">If c is a lowercase letter, toupper() returns its uppercase equivalent, if an uppercase representation exists in the current locale. <text:s/>Otherwise, i<text:span text:style-name="T29">t </text:span>returns c.</text:p>
      <text:p text:style-name="P43"/>
      <text:p text:style-name="P43">The value returned is that of the converted letter, or c if the conversion was not possible.</text:p>
      <text:p text:style-name="P43"/>
      <text:p text:style-name="P43"><text:soft-page-break/></text:p>
      <text:p text:style-name="P37">ft_calloc:</text:p>
      <text:p text:style-name="P37"/>
      <text:p text:style-name="P45">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5"/>
      <text:p text:style-name="P45">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7"/>
      <text:p text:style-name="P37">ft_strdup:</text:p>
      <text:p text:style-name="P37"/>
      <text:p text:style-name="P45">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8">ft_substr: </text:span></text:p>
      <text:p text:style-name="P48"/>
      <text:p text:style-name="P26"><text:span text:style-name="T31">if</text:span><text:span text:style-name="T8"> (</text:span><text:span text:style-name="T2">ft_strlen</text:span><text:span text:style-name="T8">(</text:span><text:span text:style-name="T4">s</text:span><text:span text:style-name="T8">) &lt;= </text:span><text:span text:style-name="T4">start</text:span><text:span text:style-name="T8">)</text:span><text:span text:style-name="T33"> // check if the index position used goes past the string.</text:span></text:p>
      <text:p text:style-name="P50"/>
      <text:p text:style-name="P25"><text:span text:style-name="T30">return</text:span> (<text:span text:style-name="T1">ft_strdup</text:span>(<text:span text:style-name="T16">""</text:span>));<text:span text:style-name="T30">if</text:span> (<text:span text:style-name="T3">len</text:span> &gt; (<text:span text:style-name="T1">ft_strlen</text:span>(<text:span text:style-name="T3">s</text:span>) + <text:span text:style-name="T34">1</text:span>) - <text:span text:style-name="T3">start</text:span>)<text:span text:style-name="T32">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2"> // subtracts start to get the amount of chars available to write and sets len to that value.</text:span></text:p>
      <text:p text:style-name="P48"/>
      <text:p text:style-name="P49">ft_strtrim:</text:p>
      <text:p text:style-name="P49"/>
      <text:p text:style-name="P53">In the <text:span text:style-name="Source_20_Text">ft_strtrim()</text:span> function, the <text:span text:style-name="Source_20_Text">ft_strchr(set, *(s1 + start))</text:span> call searches for the first occurrence of any character in the <text:span text:style-name="Source_20_Text">set</text:span> string in the <text:span text:style-name="Source_20_Text">s1</text:span> string, starting from the <text:span text:style-name="Source_20_Text">start</text:span> index. This is because we want to remove any leading characters in <text:span text:style-name="Source_20_Text">s1</text:span> that match any character in the <text:span text:style-name="Source_20_Text">set</text:span> string.</text:p>
      <text:p text:style-name="Text_20_body">If we were to use <text:span text:style-name="Source_20_Text">ft_strchr(*(s1 + start), set)</text:span> instead, it would attempt to search for the first occurrence of any character in the <text:span text:style-name="Source_20_Text">s1</text:span> string in the <text:span text:style-name="Source_20_Text">set</text:span> string, starting from the <text:span text:style-name="Source_20_Text">set</text:span> string pointer. This is not what we want, as we want to search for characters in the <text:span text:style-name="Source_20_Text">set</text:span> string within the <text:span text:style-name="Source_20_Text">s1</text:span> string, not the other way around.</text:p>
      <text:p text:style-name="P52"><text:span text:style-name="T27">For example, if </text:span><text:span text:style-name="Source_20_Text"><text:span text:style-name="T27">s1</text:span></text:span><text:span text:style-name="T27"> is </text:span><text:span text:style-name="Source_20_Text"><text:span text:style-name="T27">" hello world "</text:span></text:span><text:span text:style-name="T27"> and </text:span><text:span text:style-name="Source_20_Text"><text:span text:style-name="T27">set</text:span></text:span><text:span text:style-name="T27"> is </text:span><text:span text:style-name="Source_20_Text"><text:span text:style-name="T27">" "</text:span></text:span><text:span text:style-name="T27">, then </text:span><text:span text:style-name="Source_20_Text"><text:span text:style-name="T27">start</text:span></text:span><text:span text:style-name="T27"> would be </text:span><text:span text:style-name="Source_20_Text"><text:span text:style-name="T27">1</text:span></text:span><text:span text:style-name="T27"> and </text:span><text:span text:style-name="Source_20_Text"><text:span text:style-name="T27">end</text:span></text:span><text:span text:style-name="T27"> would be </text:span><text:span text:style-name="Source_20_Text"><text:span text:style-name="T27">12</text:span></text:span><text:span text:style-name="T27">. Therefore, the length of the new substring would be </text:span><text:span text:style-name="Source_20_Text"><text:span text:style-name="T27">(end - start) + 1 = (12 - 1) + 1 = 12</text:span></text:span><text:span text:style-name="T27">. The resulting substring would be </text:span><text:span text:style-name="Source_20_Text"><text:span text:style-name="T27">"hello world"</text:span></text:span><text:span text:style-name="T27">.<text:line-break/><text:line-break/></text:span>Sure, let's use the example string <text:span text:style-name="Source_20_Text">" hello world "</text:span> again.</text:p>
      <text:p text:style-name="Text_20_body"><text:soft-page-break/>When we execute the <text:span text:style-name="Source_20_Text">ft_strtrim()</text:span> function on this string with <text:span text:style-name="Source_20_Text">set</text:span> as the set of characters to remove, we will:</text:p>
      <text:list xml:id="list4206643949" text:style-name="L1">
        <text:list-item>
          <text:p text:style-name="P54">Find the index of the first non-matching character by iterating through the string from left to right. In this case, the first non-matching character is the character <text:span text:style-name="Source_20_Text">"h"</text:span>, which appears at index <text:span text:style-name="Source_20_Text">1</text:span>. Therefore, we set <text:span text:style-name="Source_20_Text">start</text:span> to <text:span text:style-name="Source_20_Text">1</text:span>.</text:p>
        </text:list-item>
        <text:list-item>
          <text:p text:style-name="P54">Find the index of the last non-matching character by iterating through the string from right to left. In this case, the last non-matching character is the character <text:span text:style-name="Source_20_Text">"d"</text:span>, which appears at index <text:span text:style-name="Source_20_Text">12</text:span>. Therefore, we set <text:span text:style-name="Source_20_Text">end</text:span> to <text:span text:style-name="Source_20_Text">12</text:span>.</text:p>
        </text:list-item>
        <text:list-item>
          <text:p text:style-name="P54">Calculate the length of the substring that contains only the non-matching characters. We do this by subtracting the start index from the end index and then adding <text:span text:style-name="Source_20_Text">1</text:span>. In this case, <text:span text:style-name="Source_20_Text">(end - start) + 1</text:span> is equal to <text:span text:style-name="Source_20_Text">12 - 1 + 1</text:span>, which is <text:span text:style-name="Source_20_Text">12</text:span>.</text:p>
        </text:list-item>
        <text:list-item>
          <text:p text:style-name="P54">Create a new string containing only the non-matching characters by using <text:span text:style-name="Source_20_Text">ft_substr()</text:span> function. We pass in the original string <text:span text:style-name="Source_20_Text">s1</text:span>, the <text:span text:style-name="Source_20_Text">start</text:span> index, and the <text:span text:style-name="Source_20_Text">len</text:span> value we calculated. In this case, the resulting string is <text:span text:style-name="Source_20_Text">"hello world"</text:span>.</text:p>
        </text:list-item>
        <text:list-item>
          <text:p text:style-name="P54">Return the new string.</text:p>
        </text:list-item>
      </text:list>
      <text:p text:style-name="Text_20_body">So the resulting string after running the <text:span text:style-name="Source_20_Text">ft_strtrim()</text:span> function on <text:span text:style-name="Source_20_Text">" hello world "</text:span> with <text:span text:style-name="Source_20_Text">set</text:span> as the set of characters to remove would be <text:span text:style-name="Source_20_Text">"hello world"</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24T09:59:29.233935910</dc:date>
    <meta:editing-duration>PT4H59M9S</meta:editing-duration>
    <meta:editing-cycles>30</meta:editing-cycles>
    <meta:document-statistic meta:table-count="0" meta:image-count="0" meta:object-count="0" meta:page-count="7" meta:paragraph-count="109" meta:word-count="2645" meta:character-count="14906" meta:non-whitespace-character-count="12255"/>
  </office:meta>
</office:document-meta>
</file>